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sans1" svg:font-family="Lucidasans"/>
    <style:font-face style:name="OpenSymbol" svg:font-family="OpenSymbol"/>
    <style:font-face style:name="Thorndale1" svg:font-family="Thorndale" style:font-family-generic="roman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fo:font-size="14pt" style:font-size-asian="14pt" style:font-size-complex="14pt"/>
    </style:style>
    <style:style style:name="P3" style:family="paragraph" style:parent-style-name="Text_20_body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fo:color="#800000"/>
    </style:style>
    <style:style style:name="P9" style:family="paragraph" style:parent-style-name="Text_20_body">
      <style:text-properties fo:color="#800000" fo:font-size="14pt" style:font-size-asian="14pt" style:font-size-complex="14pt"/>
    </style:style>
    <style:style style:name="P10" style:family="paragraph" style:parent-style-name="Preformatted_20_Text">
      <style:text-properties fo:font-size="14pt" style:font-size-asian="14pt" style:font-size-complex="14pt"/>
    </style:style>
    <style:style style:name="P11" style:family="paragraph" style:parent-style-name="Preformatted_20_Text">
      <style:text-properties fo:color="#800000"/>
    </style:style>
    <style:style style:name="P12" style:family="paragraph" style:parent-style-name="Preformatted_20_Text">
      <style:text-properties fo:color="#800000" style:font-name="Thorndale1" style:font-name-asian="Thorndale1"/>
    </style:style>
    <style:style style:name="P13" style:family="paragraph" style:parent-style-name="Preformatted_20_Text">
      <style:text-properties fo:color="#800000" style:font-name="Thorndale1" fo:font-size="14pt" style:font-name-asian="Thorndale1" style:font-size-asian="14pt" style:font-size-complex="14pt"/>
    </style:style>
    <style:style style:name="P14" style:family="paragraph" style:parent-style-name="Preformatted_20_Text">
      <style:text-properties fo:color="#800000" style:font-name="Thorndale1" fo:font-size="14pt" style:font-name-asian="Thorndale1" style:font-size-asian="14pt" style:font-size-complex="14pt"/>
    </style:style>
    <style:style style:name="P15" style:family="paragraph" style:parent-style-name="Preformatted_20_Text" style:list-style-name="L5">
      <style:text-properties fo:color="#800000" style:font-name="Thorndale1" fo:font-size="14pt" style:font-name-asian="Thorndale1" style:font-size-asian="14pt" style:font-size-complex="14pt"/>
    </style:style>
    <style:style style:name="P16" style:family="paragraph" style:parent-style-name="Text_20_body" style:list-style-name="L1">
      <style:text-properties fo:font-size="14pt" style:font-size-asian="14pt" style:font-size-complex="14pt"/>
    </style:style>
    <style:style style:name="P17" style:family="paragraph" style:parent-style-name="Text_20_body" style:list-style-name="L2">
      <style:text-properties fo:font-size="14pt" style:font-size-asian="14pt" style:font-size-complex="14pt"/>
    </style:style>
    <style:style style:name="P18" style:family="paragraph" style:parent-style-name="Text_20_body" style:list-style-name="L3">
      <style:text-properties fo:font-size="14pt" style:font-size-asian="14pt" style:font-size-complex="14pt"/>
    </style:style>
    <style:style style:name="P19" style:family="paragraph" style:parent-style-name="Text_20_body" style:list-style-name="L5">
      <style:text-properties fo:font-size="14pt" style:font-size-asian="14pt" style:font-size-complex="14pt"/>
    </style:style>
    <style:style style:name="P20" style:family="paragraph" style:parent-style-name="Text_20_body" style:list-style-name="L4"/>
    <style:style style:name="P21" style:family="paragraph" style:parent-style-name="Text_20_body">
      <style:text-properties fo:color="#800000" fo:font-size="14pt" style:font-size-asian="14pt" style:font-size-complex="14pt"/>
    </style:style>
    <style:style style:name="T1" style:family="text">
      <style:text-properties fo:font-size="24pt" fo:font-weight="bold"/>
    </style:style>
    <style:style style:name="T2" style:family="text">
      <style:text-properties fo:font-size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" fo:font-size="14pt" style:font-size-asian="14pt" style:font-size-complex="14pt"/>
    </style:style>
    <style:style style:name="T10" style:family="text">
      <style:text-properties fo:color="#000000" style:font-name="Times New Roman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800000" fo:font-size="14pt" style:font-size-asian="14pt" style:font-size-complex="14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color="#3333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4</text:span> </text:p>
      <text:p text:style-name="Horizontal_20_Line"/>
      <text:p text:style-name="Text_20_body"><text:span text:style-name="T2">Student's Name and ID:</text:span> s1240234 Yuta Nemoto</text:p>
      <text:p text:style-name="Text_20_body"/>
      <text:p text:style-name="P5"><text:span text:style-name="T12">Problem 1. </text:span><text:span text:style-name="T13">(15 points)</text:span><text:span text:style-name="T12"> </text:span>Answer the following questions and explain your answers.</text:p>
      <text:p text:style-name="P5">a) What is the meaning of the term Busy Waiting? </text:p>
      <text:p text:style-name="P9">Busy waiting is the thing other processes must loop continuously in the wait statement to enter its critical-section while a process is in its critical-section. It's a problem because it wastes CPU time all the time when it's waiting.</text:p>
      <text:p text:style-name="P9"/>
      <text:p text:style-name="P5">b) <text:span text:style-name="T17">What other kinds of waiting are there in an operating system?(Zero)</text:span></text:p>
      <text:p text:style-name="P9">For example, there are I/O waiting or Energy conservation waiting as a waiting state in an operating system.</text:p>
      <text:p text:style-name="P9"/>
      <text:p text:style-name="P5">c) <text:s/><text:span text:style-name="T17">Can busy waiting be avoided altogether?(Minus)</text:span></text:p>
      <text:p text:style-name="Text_20_body"><text:span text:style-name="T14">Yes, in other methods like event driven architecture, it starts the process by catching the signal by previous method in critical-section, then it's effective because it doesn't consume the CPU time while waiting. </text:span><text:span text:style-name="T3"><text:line-break/></text:span></text:p>
      <text:p text:style-name="Text_20_body"><text:span text:style-name="T3"><text:line-break/></text:span><text:span text:style-name="T7">Problem 2. </text:span><text:span text:style-name="T8">(70 points)</text:span><text:span text:style-name="T7"> </text:span><text:span text:style-name="T5">The cigarette smokers problem: </text:span><text:span text:style-name="T3">Consider a system with three smoker processes and one agent process that play the following roles:</text:span></text:p>
      <text:p text:style-name="P6">The smoker:</text:p>
      <text:list xml:id="list5454675809053709026" text:style-name="L1">
        <text:list-item>
          <text:p text:style-name="P16">Each smoker continuously rolls a cigarette and then smokes it. </text:p>
        </text:list-item>
        <text:list-item>
          <text:p text:style-name="P16">To roll and smoke a cigarette, the smoker needs three ingredients: tobacco, paper, and matches. </text:p>
        </text:list-item>
        <text:list-item>
          <text:p text:style-name="P16">One of the smoker processes has unlimited paper, another has unlimited tobacco, and the third has unlimited matches. </text:p>
        </text:list-item>
        <text:list-item>
          <text:p text:style-name="P16">The smoker smokes a cigarette for some undefined time.</text:p>
        </text:list-item>
      </text:list>
      <text:p text:style-name="P6">The agent:</text:p>
      <text:list xml:id="list9147405212333037410" text:style-name="L2">
        <text:list-item>
          <text:p text:style-name="P17">The agent has an infinite supply of all the three materials. </text:p>
        </text:list-item>
        <text:list-item>
          <text:p text:style-name="P17">The agent randomly places two different ingredients on the table. </text:p>
        </text:list-item>
      </text:list>
      <text:p text:style-name="P5"/>
      <text:p text:style-name="P6"><text:soft-page-break/>Scenario:</text:p>
      <text:p text:style-name="P5">After agent places two ingredients, the smoker who has the remaining ingredient, makes the following actions: </text:p>
      <text:list xml:id="list4824174205950752942" text:style-name="L3">
        <text:list-item>
          <text:p text:style-name="P18">Picks up the two ingredients, </text:p>
        </text:list-item>
        <text:list-item>
          <text:p text:style-name="P18">Signals the agent.</text:p>
        </text:list-item>
        <text:list-item>
          <text:p text:style-name="P18">Makes a cigarette and smokes. <text:s/></text:p>
        </text:list-item>
        <text:list-item>
          <text:p text:style-name="P18">After smoking the cigarette, the smoker returns to wait for ingredients again. </text:p>
        </text:list-item>
      </text:list>
      <text:p text:style-name="P5">After obtaining a signal from the smoker, the agent puts out another two of the three ingredients, and the cycle repeats. </text:p>
      <text:p text:style-name="P5"/>
      <text:p text:style-name="P7">Task:</text:p>
      <text:p text:style-name="P5">Write a pseudo program to synchronize the agent and smokers processes using the following primitives: </text:p>
      <text:list xml:id="list5086032835223438205" text:style-name="L4">
        <text:list-item>
          <text:p text:style-name="P20"><text:span text:style-name="T4">wait (S)</text:span><text:span text:style-name="T3"> and </text:span><text:span text:style-name="T4">signal(S) <text:s/>–</text:span><text:span text:style-name="T6"> </text:span><text:span text:style-name="T5">wait</text:span><text:span text:style-name="T6"> and </text:span><text:span text:style-name="T5">signal</text:span><text:span text:style-name="T6"> for a semaphore </text:span><text:span text:style-name="T5">S</text:span><text:span text:style-name="T6"> shown in the textbook and lecture (See, dining-philosophers problem).</text:span></text:p>
        </text:list-item>
        <text:list-item>
          <text:p text:style-name="P20"><text:span text:style-name="T4">RandNum = rand (i,j)</text:span><text:span text:style-name="T6"> - Pick a random number</text:span><text:span text:style-name="T5"> </text:span><text:span text:style-name="T6">from i to j.</text:span></text:p>
        </text:list-item>
        <text:list-item>
          <text:p text:style-name="P20"><text:span text:style-name="T4">Put_tobacco&amp;paper (), <text:s/>Put_tobacco&amp;match (), </text:span><text:span text:style-name="T6">and</text:span><text:span text:style-name="T4"> Put_match&amp;paper – </text:span><text:span text:style-name="T6">put two ingredients on table.</text:span></text:p>
        </text:list-item>
        <text:list-item>
          <text:p text:style-name="P20"><text:span text:style-name="T4">Pick_up_match&amp;paper (), Pick_up_ tobacco&amp;paper (), </text:span><text:span text:style-name="T6">and <text:s text:c="2"/></text:span><text:span text:style-name="T4"><text:s text:c="25"/>Pick_up_tobacco&amp;match() – </text:span><text:span text:style-name="T6">pick up two ingredients.</text:span></text:p>
        </text:list-item>
        <text:list-item>
          <text:p text:style-name="P20"><text:span text:style-name="T4">Make&amp;Smoke() </text:span><text:span text:style-name="T6">- make and smoke a cigarette.</text:span><text:span text:style-name="T3"><text:line-break/></text:span></text:p>
        </text:list-item>
      </text:list>
      <text:p text:style-name="P5"/>
      <text:p text:style-name="P3">a) List all semaphores used in your program. Explain their purpose.</text:p>
      <text:p text:style-name="P9">Smoker_paper(who has unlimited paper):</text:p>
      <text:p text:style-name="P9"><text:tab/>tobacco&amp;match </text:p>
      <text:p text:style-name="P9"><text:tab/><text:span text:style-name="T16">--- to make sure there are tobacco and match on the table and able to occupy the table</text:span></text:p>
      <text:p text:style-name="P9">Smoker_tobacco(who has unlimited tobacco):</text:p>
      <text:p text:style-name="P9"><text:tab/>paper&amp;match </text:p>
      <text:p text:style-name="P9"><text:tab/><text:span text:style-name="T16">--- to make sure there are paper and match on the table and able to occupy the table</text:span></text:p>
      <text:p text:style-name="P9">Smoker_match(who has unlimited matches):</text:p>
      <text:p text:style-name="P9"><text:tab/>tobacco&amp;paper </text:p>
      <text:p text:style-name="P9"><text:tab/><text:span text:style-name="T16">--- to make sure there are tobacco and paper on the table and able to occupy the table</text:span></text:p>
      <text:p text:style-name="P9"><text:soft-page-break/>Agent:</text:p>
      <text:p text:style-name="P9"><text:tab/>tobacco&amp;match, paper&amp;match, tobacco&amp;paper</text:p>
      <text:p text:style-name="P9"><text:tab/>--- to make sure there are nothing on the table and able to occupy the table</text:p>
      <text:p text:style-name="P2">b) The agent code.</text:p>
      <text:p text:style-name="P9">do{</text:p>
      <text:p text:style-name="P9"><text:tab/>switch(rand(1, 3)){</text:p>
      <text:p text:style-name="P9"><text:tab/>case 1: </text:p>
      <text:p text:style-name="P9"><text:tab/><text:tab/>wait(tobacco&amp;paper); </text:p>
      <text:p text:style-name="P9"><text:tab/><text:tab/>Put_tobacco&amp;paper(); </text:p>
      <text:p text:style-name="P9"><text:tab/><text:tab/>signal(tobacco&amp;paper); </text:p>
      <text:p text:style-name="P9"><text:tab/><text:tab/>break;</text:p>
      <text:p text:style-name="P9"><text:tab/>case 2: </text:p>
      <text:p text:style-name="P9"><text:tab/><text:tab/>wait(tobacco&amp;match);</text:p>
      <text:p text:style-name="P9"><text:tab/><text:tab/>Put_tobacco&amp;match(); </text:p>
      <text:p text:style-name="P9"><text:tab/><text:tab/>signal(tobacco&amp;match);</text:p>
      <text:p text:style-name="P9"><text:tab/><text:tab/>break;</text:p>
      <text:p text:style-name="P9"><text:tab/>case 3:</text:p>
      <text:p text:style-name="P9"><text:tab/><text:tab/>wait(match&amp;paper); </text:p>
      <text:p text:style-name="P9"><text:tab/><text:tab/>Put_match&amp;paper(); </text:p>
      <text:p text:style-name="P9"><text:tab/><text:tab/>signal(match&amp;paper);</text:p>
      <text:p text:style-name="P9"><text:tab/><text:tab/>break;</text:p>
      <text:p text:style-name="P9"><text:tab/>}</text:p>
      <text:p text:style-name="P9">}while(TRUE);</text:p>
      <text:p text:style-name="P11"/>
      <text:p text:style-name="P4">c) The smoker_tobacco code. This smoker has <text:span text:style-name="T15">tobacco</text:span> and needs <text:span text:style-name="T12">match</text:span> and <text:span text:style-name="T12">paper.</text:span></text:p>
      <text:p text:style-name="P13">do{</text:p>
      <text:p text:style-name="P13"><text:s/><text:tab/>wait(match&amp;paper);</text:p>
      <text:p text:style-name="P13"/>
      <text:p text:style-name="P13"><text:tab/>Pick_up_match&amp;paper();</text:p>
      <text:p text:style-name="P13"><text:tab/></text:p>
      <text:p text:style-name="P13"><text:tab/>signal(match&amp;paper);</text:p>
      <text:p text:style-name="P13"/>
      <text:p text:style-name="P13"><text:tab/>Make&amp;Smoke();</text:p>
      <text:p text:style-name="P13">}while(TRUE)</text:p>
      <text:p text:style-name="P12"/>
      <text:p text:style-name="P12"><text:soft-page-break/></text:p>
      <text:p text:style-name="P8"><text:span text:style-name="T9">d) The smoker_paper code. This smoker has </text:span><text:span text:style-name="T10">paper</text:span><text:span text:style-name="T9"> and needs </text:span><text:span text:style-name="T11">tobacco</text:span><text:span text:style-name="T9"> and </text:span><text:span text:style-name="T11">match.</text:span></text:p>
      <text:p text:style-name="P13"><text:s/>do{</text:p>
      <text:p text:style-name="P13"><text:s/><text:tab/>wait(tobacco&amp;match);</text:p>
      <text:p text:style-name="P13"/>
      <text:p text:style-name="P13"><text:tab/>Pick_up_tobacco&amp;match();</text:p>
      <text:p text:style-name="P13"><text:tab/></text:p>
      <text:p text:style-name="P13"><text:tab/>signal(tobacco&amp;match);</text:p>
      <text:p text:style-name="P13"/>
      <text:p text:style-name="P13"><text:tab/>Make&amp;Smoke();</text:p>
      <text:p text:style-name="P13">}while(TRUE)</text:p>
      <text:p text:style-name="P9"/>
      <text:p text:style-name="P4">e) The smoker_match code. This smoker has <text:span text:style-name="T15">match</text:span> and needs <text:span text:style-name="T12">tobacco </text:span>and <text:span text:style-name="T12">paper</text:span>.</text:p>
      <text:p text:style-name="P4"/>
      <text:p text:style-name="P13">do{</text:p>
      <text:p text:style-name="P13"><text:s/><text:tab/>wait(tobacco&amp;paper);</text:p>
      <text:p text:style-name="P13"/>
      <text:p text:style-name="P13"><text:tab/>Pick_up_tobacco&amp;paper();</text:p>
      <text:p text:style-name="P13"><text:tab/></text:p>
      <text:p text:style-name="P13"><text:tab/>signal(tobacco&amp;paper);</text:p>
      <text:p text:style-name="P13"/>
      <text:p text:style-name="P13"><text:tab/>Make&amp;Smoke();</text:p>
      <text:p text:style-name="P13">}while(TRUE)</text:p>
      <text:p text:style-name="P11"><text:s/></text:p>
      <text:p text:style-name="P11"/>
      <text:p text:style-name="P10"/>
      <text:p text:style-name="P5"><text:span text:style-name="T12">Problem 3</text:span> <text:s/>(15 points) Show that your program for Problem 2 satisfies to the Critical-Section requirements. </text:p>
      <text:p text:style-name="P5"/>
      <text:p text:style-name="P5">Critical section requirements:</text:p>
      <text:list xml:id="list4673881465289157803" text:style-name="L5">
        <text:list-item>
          <text:p text:style-name="P19">Mutual exclusion</text:p>
          <text:p text:style-name="P15">For all of the processes: agent and smokers, it's entering the critical-section by wait(). Then it can occupy the table while its Pick_up and Put process.</text:p>
          <text:p text:style-name="P15"/>
        </text:list-item>
        <text:list-item>
          <text:p text:style-name="P19">Progress</text:p>
          <text:p text:style-name="P15">For all of the processes, it controls their own occupation by wait() and signal() function. If there are no processes in critical-section, those semaphores are available, so one of the processes that wish so enter their critical-sections will be selected to enter its critical-section exactly.</text:p>
          <text:p text:style-name="P15"/>
        </text:list-item>
        <text:list-item>
          <text:p text:style-name="P19"><text:soft-page-break/>Bounded waiting</text:p>
          <text:p text:style-name="P15">For all of the process, there are equivalent probability: 33.3...% for putting particular resources. Then, all the smokers processes are exactly executed someti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sans1" svg:font-family="Lucidasans"/>
    <style:font-face style:name="OpenSymbol" svg:font-family="OpenSymbol"/>
    <style:font-face style:name="Thorndale1" svg:font-family="Thorndale" style:font-family-generic="roman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明朝L Sun" style:font-size-asian="18pt" style:font-weight-asian="bold" style:font-name-complex="Lucidasans" style:font-size-complex="18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Daria Vazhenina</meta:initial-creator>
    <meta:creation-date>2009-10-14T11:46:51</meta:creation-date>
    <dc:date>2017-11-24T16:20:29</dc:date>
    <dc:language>en-US</dc:language>
    <meta:editing-cycles>29</meta:editing-cycles>
    <meta:editing-duration>PT11H2M25S</meta:editing-duration>
    <meta:print-date>2009-10-20T18:18:21</meta:print-date>
    <dc:creator>Yuta Nemoto</dc:creator>
    <meta:document-statistic meta:table-count="0" meta:image-count="0" meta:object-count="0" meta:page-count="5" meta:paragraph-count="98" meta:word-count="708" meta:character-count="4715"/>
    <meta:user-defined meta:name="Info 1"/>
    <meta:user-defined meta:name="Info 2"/>
    <meta:user-defined meta:name="Info 3"/>
    <meta:user-defined meta:name="Info 4"/>
  </office:meta>
</office:document-meta>
</file>